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8.968cm"/>
    </style:style>
    <style:style style:name="co4" style:family="table-column">
      <style:table-column-properties fo:break-before="auto" style:column-width="8.722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5.1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e-Excel-des-pays-du-mon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e alpha-2</text:p>
          </table:table-cell>
          <table:table-cell office:value-type="string" calcext:value-type="string">
            <text:p>Code alpha-3</text:p>
          </table:table-cell>
          <table:table-cell office:value-type="string" calcext:value-type="string">
            <text:p>Code numérique</text:p>
          </table:table-cell>
          <table:table-cell office:value-type="string" calcext:value-type="string">
            <text:p>Nom français</text:p>
          </table:table-cell>
          <table:table-cell office:value-type="string" calcext:value-type="string">
            <text:p>Nom anglais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Pays indépendant ?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Nationalité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ghanistan 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fghane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frique du Sud 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ud-africaine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Åland (les Îles)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anie 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lbanais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gérie 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Algérienn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llemagne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llemande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dorre 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e-la-Vie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ne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Angolaise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arctique 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Saint John'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Antiguaise et barbudienne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rabie saoudite 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aoudienn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entine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rménie 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rménienne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tralie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Australienn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utriche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richienn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zerbaïdjan 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zerbaïdjanaise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Bahamas 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Bahamienne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hreinienne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ngladesh 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Dacc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aise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rbade 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Barbadienne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élarus 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iélorusse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lgique 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e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elize 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Bélizienne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énin 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Porto-Nov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Béninoise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rmudes 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houtan 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Thimb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houtanaise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nne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snie-Herzégovine 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osnienne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tswana 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Botswanaise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ésil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ienne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runéi Darussalam 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andar Seri Begaw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runeienne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garie 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lgare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urkina Faso 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Burkinabé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urundi 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Burundaise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Pra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ap-verdienne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Cayman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mbodge 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ambodgienne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meroun 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amerounais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nada 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Canadienn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li 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hilienne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ine 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oise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ypriote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ocos (les Îles) / Keeling (les Îles)</text:p>
          </table:table-cell>
          <table:table-cell office:value-type="string" calcext:value-type="string">
            <text:p>Cocos (Keeling)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lombie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nne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mores </text:p>
          </table:table-cell>
          <table:table-cell office:value-type="string" calcext:value-type="string">
            <text:p>Comoros 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omorienne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Congo 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ongolaise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ongolaise (Kinshasa)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ook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orea (the Republic of)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ud-coréenne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ord-coréenne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Costaricaine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ôte d'Ivoire 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Yamoussoukr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Ivoirienne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roatie 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roate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Cubaine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nemark 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anoise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Djibout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Djiboutienne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minican Republic 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Dominicaine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ominique 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Dominiquaise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Égypte 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Egyptienne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Salvadorienne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Émirats arabes unis </text:p>
          </table:table-cell>
          <table:table-cell office:value-type="string" calcext:value-type="string">
            <text:p>United Arab Emirates 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Emirienne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Équateur 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orienne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Érythrée 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Erythréenn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Espagne 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spagnole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tonie 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stonienne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swatini </text:p>
          </table:table-cell>
          <table:table-cell office:value-type="string" calcext:value-type="string">
            <text:p>Eswatini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États-Unis d'Amérique </text:p>
          </table:table-cell>
          <table:table-cell office:value-type="string" calcext:value-type="string">
            <text:p>United States of America 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Américaine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Éthiopie 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ddis-Abeb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Ethiopienne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alkland (les Îles) /Malouines (les Îles)</text:p>
          </table:table-cell>
          <table:table-cell office:value-type="string" calcext:value-type="string">
            <text:p>Falkland Islands <text:s/>[Malvinas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aroe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idji 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Fidjienne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inlande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inlandaise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rançais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Gabon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Gabonais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ambie </text:p>
          </table:table-cell>
          <table:table-cell office:value-type="string" calcext:value-type="string">
            <text:p>Gambia 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Gambienn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Géorgie 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Georgienne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Géorgie du Sud-et-les Îles Sandwich du Sud 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Ghanéenne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èce 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léniqu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enade 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Saint George'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Grenadienne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roenland 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Guadeloupe 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uatemala 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Guatemaltèque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Guinée 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Guinéenne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uinée équatoriale 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Equato-guinéenne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Guinée-Bissau 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Bissau-Guinéenne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uyana 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aise (Guyana)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Guyane française (la)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ienne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Haïtienne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Hondurienne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Hongrie 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ongroise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Îles mineures éloignées des États-Unis </text:p>
          </table:table-cell>
          <table:table-cell office:value-type="string" calcext:value-type="string">
            <text:p>United States Minor Outlying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nde 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ndienne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British Indian Ocean Territory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donésie 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ndonésienne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ranienne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raq 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rakienne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rlande 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rlandaise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slande 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slandaise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sraélienne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alie 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talienne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amaïque 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Jamaïcaine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apon 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aponaise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rdanie 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ordanienne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azakhstan 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azakhstanaise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enya 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Kenyane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irghizistan 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irghize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Kiribatienne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oweït 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Koweitienn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o People's Democratic Republic 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Laotienne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otho 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Lesothane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ttonie 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ettone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Liban 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Libanais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ibéria 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Libérienne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ibye 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Libyenne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Liechtenstein 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echtensteinoise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ituanie 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tuanienne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uxembourg 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eois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Macédoine du Nord 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cédonienne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lgache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laisie 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laisienne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lawi 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lawienne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ldives 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al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aldivienne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ali 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lienn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a Valet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ltaise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Northern Mariana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aroc 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rocaine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arshall Islands 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Marshallaise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Martinique 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uricienne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uritanie 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auritanienne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exique 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Mexicaine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Paliki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Micronésienn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oldavie (la République de)</text:p>
          </table:table-cell>
          <table:table-cell office:value-type="string" calcext:value-type="string">
            <text:p>Moldova (the Republic of)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ldave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string" calcext:value-type="string">
            <text:p>Monac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égasqu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ngolie 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ongole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onténégro 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ténégrin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ozambique 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Mozambicaine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yanmar 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Naypyidaw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irman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amibie 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amibienne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auruan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épal 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Népalais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icaragua 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Nicaraguayenn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Niger 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igérienne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igéria 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igériane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rvè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végienn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ouvelle-Calédonie 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uvelle-Zélande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eo-zélandaise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Omanaise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uganda 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ugandaise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Ouzbékistan 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Ouzbeke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kistan 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akistanaise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alaos 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alestine, State of</text:p>
          </table:table-cell>
          <table:table-cell office:value-type="string" calcext:value-type="string">
            <text:p>Jérusalem-E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alestinienn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nama 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Panaméenne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apouasie-Nouvelle-Guinée 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Papouane-neoguinéenne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araguayenne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ys-Bas 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éerlandaise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érou 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uvienne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Philippines 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Philippine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ologne 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lonaise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olynésie française 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Portoricaine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rtugaise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Qatar 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Qatarienne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épublique arabe syrienne </text:p>
          </table:table-cell>
          <table:table-cell office:value-type="string" calcext:value-type="string">
            <text:p>Syrian Arab Republic 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yrienne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épublique centrAfriqueine </text:p>
          </table:table-cell>
          <table:table-cell office:value-type="string" calcext:value-type="string">
            <text:p>Central Afriquen Republic 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Centrafricain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Réunion 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oumanie 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umain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Royaume-Uni de Grande-Bretagne et d'Irlande du Nord </text:p>
          </table:table-cell>
          <table:table-cell office:value-type="string" calcext:value-type="string">
            <text:p>United Kingdom of Great Britain and Northern Ireland 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itannique (RU)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ssian Federation 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usse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wanda 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Rwandaise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Saint-Lucienn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Kittitienne-et-névicienne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-Marinaise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aint-Siège </text:p>
          </table:table-cell>
          <table:table-cell office:value-type="string" calcext:value-type="string">
            <text:p>Holy See 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Saint-Vincentaise-et-Grenadine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Salomonaise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Samoa 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Samoane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moa américaines 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antoméenne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énégal 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énégalaise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erbie 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rb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eychelles 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eychelloise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ierra Leone 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ierra-leonaise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ingapourienne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lovaquie 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lovaqu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lovénie 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lovène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omalie 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omalienn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oudan </text:p>
          </table:table-cell>
          <table:table-cell office:value-type="string" calcext:value-type="string">
            <text:p>Sudan 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oudanaise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oudan du Sud 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Djoub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Sud soudanaise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Sri Jayawardenapu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Sri-lankais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uèd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uédoise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uiss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uisse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uriname 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Surinamaise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valbard et l'Île Jan Mayen 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adjikistan 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Douchanb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adjike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aiwan (Province of China)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aiwanaise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Tanzanienne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chad 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Tchadienne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chéquie 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chèque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erres australes françaises </text:p>
          </table:table-cell>
          <table:table-cell office:value-type="string" calcext:value-type="string">
            <text:p>French Southern Territorie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haïlande 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haïlandaise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imor-Leste 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Dil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Est-timoraise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Togolaise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okelau 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Tonga 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Nukualof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Tongienne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Trinité-et-Tobago 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Trinidadienn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Tunisie 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Tunisienn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Turkménistan 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chgab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urkmène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urks and Caicos Island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Turquie 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Turque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uvalu 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Fanafut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Tuvaluane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Ukrainienne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Uruguayenne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anuatu 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Vanuatuane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Vénézuélienne</text:p>
          </table:table-cell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Viet Nam 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Vietnamienne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Wallis-et-Futuna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Yémen 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Yéménite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Zambie 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Zambienne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Zimbabwe 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Zimbabwéen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2248" meta:object-count="0"/>
    <meta:generator>LibreOffice/7.2.5.2$Windows_X86_64 LibreOffice_project/499f9727c189e6ef3471021d6132d4c694f357e5</meta:generator>
  </office:meta>
</office:document-meta>
</file>